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" svg:font-family="'Noto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olygon" style:family="table">
      <style:table-properties style:width="17cm" table:align="margins"/>
    </style:style>
    <style:style style:name="Polygon.A" style:family="table-column">
      <style:table-column-properties style:column-width="8.5cm" style:rel-column-width="32767*"/>
    </style:style>
    <style:style style:name="Polygon.B" style:family="table-column">
      <style:table-column-properties style:column-width="8.5cm" style:rel-column-width="32768*"/>
    </style:style>
    <style:style style:name="Polygon.A1" style:family="table-cell">
      <style:table-cell-properties fo:padding="0.097cm" fo:border-left="0.05pt solid #000000" fo:border-right="none" fo:border-top="0.05pt solid #000000" fo:border-bottom="0.05pt solid #000000"/>
    </style:style>
    <style:style style:name="Polygon.B1" style:family="table-cell">
      <style:table-cell-properties fo:padding="0.097cm" fo:border="0.05pt solid #000000"/>
    </style:style>
    <style:style style:name="Polygon.A2" style:family="table-cell">
      <style:table-cell-properties fo:padding="0.097cm" fo:border-left="0.05pt solid #000000" fo:border-right="none" fo:border-top="none" fo:border-bottom="0.05pt solid #000000"/>
    </style:style>
    <style:style style:name="Polygon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bold" officeooo:rsid="0015642a" officeooo:paragraph-rsid="0015642a" style:font-weight-asian="bold" style:font-weight-complex="bold"/>
    </style:style>
    <style:style style:name="P2" style:family="paragraph" style:parent-style-name="Text_20_body">
      <style:text-properties fo:font-weight="bold" officeooo:rsid="001990fe" officeooo:paragraph-rsid="001990fe" style:font-weight-asian="bold" style:font-weight-complex="bold"/>
    </style:style>
    <style:style style:name="P3" style:family="paragraph" style:parent-style-name="Text_20_body">
      <style:text-properties officeooo:rsid="001990fe" officeooo:paragraph-rsid="001990fe"/>
    </style:style>
    <style:style style:name="P4" style:family="paragraph" style:parent-style-name="Text_20_body">
      <style:paragraph-properties fo:break-before="page"/>
      <style:text-properties fo:font-weight="bold" officeooo:rsid="0015642a" officeooo:paragraph-rsid="0015642a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officeooo:rsid="0015642a" officeooo:paragraph-rsid="0015642a" style:font-weight-asian="bold" style:font-weight-complex="bold"/>
    </style:style>
    <style:style style:name="P6" style:family="paragraph" style:parent-style-name="Standard">
      <style:text-properties officeooo:rsid="0015642a" officeooo:paragraph-rsid="0015642a"/>
    </style:style>
    <style:style style:name="P7" style:family="paragraph" style:parent-style-name="Standard">
      <style:text-properties officeooo:paragraph-rsid="00173794"/>
    </style:style>
    <style:style style:name="P8" style:family="paragraph" style:parent-style-name="Preformatted_20_Text">
      <style:text-properties officeooo:paragraph-rsid="0015642a"/>
    </style:style>
    <style:style style:name="P9" style:family="paragraph" style:parent-style-name="Preformatted_20_Text">
      <style:text-properties officeooo:paragraph-rsid="00173794"/>
    </style:style>
    <style:style style:name="P10" style:family="paragraph" style:parent-style-name="Preformatted_20_Text">
      <style:text-properties officeooo:paragraph-rsid="0018a8e3"/>
    </style:style>
    <style:style style:name="P11" style:family="paragraph" style:parent-style-name="Preformatted_20_Text">
      <style:text-properties fo:background-color="#ffff00"/>
    </style:style>
    <style:style style:name="P12" style:family="paragraph" style:parent-style-name="Preformatted_20_Text">
      <style:text-properties fo:background-color="#66ffff"/>
    </style:style>
    <style:style style:name="P13" style:family="paragraph" style:parent-style-name="Preformatted_20_Text">
      <style:text-properties fo:background-color="#ccff00"/>
    </style:style>
    <style:style style:name="P14" style:family="paragraph" style:parent-style-name="Preformatted_20_Text">
      <style:paragraph-properties fo:margin-top="0cm" fo:margin-bottom="0.499cm" loext:contextual-spacing="false"/>
    </style:style>
    <style:style style:name="P15" style:family="paragraph" style:parent-style-name="Preformatted_20_Text">
      <style:paragraph-properties fo:margin-top="0cm" fo:margin-bottom="0.499cm" loext:contextual-spacing="false" fo:break-before="page"/>
      <style:text-properties style:font-name="Noto Sans1" fo:font-size="12pt" fo:font-weight="bold" officeooo:rsid="00173794" officeooo:paragraph-rsid="00173794" style:font-size-asian="12pt" style:font-weight-asian="bold" style:font-size-complex="12pt" style:font-weight-complex="bold"/>
    </style:style>
    <style:style style:name="P16" style:family="paragraph" style:parent-style-name="Preformatted_20_Text">
      <style:paragraph-properties fo:margin-top="0cm" fo:margin-bottom="0.499cm" loext:contextual-spacing="false" fo:break-before="page"/>
      <style:text-properties style:font-name="Noto Sans1" fo:font-size="12pt" fo:font-weight="bold" officeooo:rsid="0018a8e3" officeooo:paragraph-rsid="0018a8e3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officeooo:rsid="0015642a" officeooo:paragraph-rsid="0015642a"/>
    </style:style>
    <style:style style:name="P18" style:family="paragraph" style:parent-style-name="Table_20_Contents">
      <style:text-properties officeooo:rsid="0015642a" officeooo:paragraph-rsid="00173794"/>
    </style:style>
    <style:style style:name="P19" style:family="paragraph" style:parent-style-name="Table_20_Contents">
      <style:text-properties fo:font-weight="bold" officeooo:rsid="0015642a" officeooo:paragraph-rsid="0015642a" style:font-weight-asian="bold" style:font-weight-complex="bold"/>
    </style:style>
    <style:style style:name="P20" style:family="paragraph" style:parent-style-name="Table_20_Contents">
      <style:text-properties fo:font-weight="bold" officeooo:rsid="0015642a" officeooo:paragraph-rsid="00173794" style:font-weight-asian="bold" style:font-weight-complex="bold"/>
    </style:style>
    <style:style style:name="P21" style:family="paragraph" style:parent-style-name="Table_20_Contents">
      <style:text-properties fo:font-weight="bold" officeooo:rsid="0015642a" officeooo:paragraph-rsid="0018a8e3" style:font-weight-asian="bold" style:font-weight-complex="bold"/>
    </style:style>
    <style:style style:name="P22" style:family="paragraph" style:parent-style-name="Table_20_Contents">
      <style:text-properties officeooo:rsid="00173794" officeooo:paragraph-rsid="00173794"/>
    </style:style>
    <style:style style:name="P23" style:family="paragraph" style:parent-style-name="Table_20_Contents">
      <style:text-properties officeooo:rsid="0018a8e3" officeooo:paragraph-rsid="0018a8e3"/>
    </style:style>
    <style:style style:name="T1" style:family="text">
      <style:text-properties style:font-name="Noto Sans1"/>
    </style:style>
    <style:style style:name="T2" style:family="text">
      <style:text-properties officeooo:rsid="00173794"/>
    </style:style>
    <style:style style:name="T3" style:family="text">
      <style:text-properties officeooo:rsid="0019affb"/>
    </style:style>
    <style:style style:name="T4" style:family="text">
      <style:text-properties officeooo:rsid="0019c7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ample SLDLight</text:p>
      <text:p text:style-name="P3">Linebreak equals comma</text:p>
      <text:p text:style-name="P11"/>
      <text:p text:style-name="P11"/>
      <text:p text:style-name="P11">namedLayerName</text:p>
      <text:p text:style-name="P11">userStyleTitle</text:p>
      <text:p text:style-name="P11">userStyleAbstract</text:p>
      <text:p text:style-name="P12">rulename</text:p>
      <text:p text:style-name="P12">minScaleDenominator as value between 0 - 16</text:p>
      <text:p text:style-name="P12">maxScaleDenominator as value between 0 - 16</text:p>
      <text:p text:style-name="P12">filter (PropertyIsEqualToLiteral)</text:p>
      <text:p text:style-name="P12">polygon</text:p>
      <text:p text:style-name="P12">.</text:p>
      <text:p text:style-name="P12">.</text:p>
      <text:p text:style-name="P12">.</text:p>
      <text:p text:style-name="P12">.</text:p>
      <text:p text:style-name="P12">.</text:p>
      <text:p text:style-name="P12">point</text:p>
      <text:p text:style-name="P12">.</text:p>
      <text:p text:style-name="P12">.</text:p>
      <text:p text:style-name="P12">.</text:p>
      <text:p text:style-name="P12">line</text:p>
      <text:p text:style-name="P12">.</text:p>
      <text:p text:style-name="P12">.</text:p>
      <text:p text:style-name="P12">.</text:p>
      <text:p text:style-name="P12">.</text:p>
      <text:p text:style-name="P13">rulename (if string value does not match polygon/point/line/text its a rulename)</text:p>
      <text:p text:style-name="P13">minScaleDenominator as value between 0 - 16</text:p>
      <text:p text:style-name="P13">maxScaleDenominator as value between 0 - 16</text:p>
      <text:p text:style-name="P13">filterPropertyIsEqualToLiteral</text:p>
      <text:p text:style-name="P13">polygon</text:p>
      <text:p text:style-name="P13">.</text:p>
      <text:p text:style-name="P13">.</text:p>
      <text:p text:style-name="P13">.</text:p>
      <text:p text:style-name="P13">.</text:p>
      <text:p text:style-name="P13">.</text:p>
      <text:p text:style-name="P4"/>
      <text:p text:style-name="P1">Polygon / PolygonSymbolizer</text:p>
      <table:table table:name="Polygon" table:style-name="Polygon">
        <table:table-column table:style-name="Polygon.A"/>
        <table:table-column table:style-name="Polygon.B"/>
        <table:table-row>
          <table:table-cell table:style-name="Polygon.A1" office:value-type="string">
            <text:p text:style-name="P19">Eigenschaft</text:p>
          </table:table-cell>
          <table:table-cell table:style-name="Polygon.B1" office:value-type="string">
            <text:p text:style-name="P19">Wert</text:p>
          </table:table-cell>
        </table:table-row>
        <table:table-row>
          <table:table-cell table:style-name="Polygon.A2" office:value-type="string">
            <text:p text:style-name="P17">Fill</text:p>
          </table:table-cell>
          <table:table-cell table:style-name="Polygon.B2" office:value-type="string">
            <text:p text:style-name="P17">#Color</text:p>
          </table:table-cell>
        </table:table-row>
        <table:table-row>
          <table:table-cell table:style-name="Polygon.A2" office:value-type="string">
            <text:p text:style-name="P17">Fill-opacity</text:p>
          </table:table-cell>
          <table:table-cell table:style-name="Polygon.B2" office:value-type="string">
            <text:p text:style-name="P17">0.0 – 1.0</text:p>
          </table:table-cell>
        </table:table-row>
        <table:table-row>
          <table:table-cell table:style-name="Polygon.A2" office:value-type="string">
            <text:p text:style-name="P17">Stroke</text:p>
          </table:table-cell>
          <table:table-cell table:style-name="Polygon.B2" office:value-type="string">
            <text:p text:style-name="P17">#Color</text:p>
          </table:table-cell>
        </table:table-row>
        <table:table-row>
          <table:table-cell table:style-name="Polygon.A2" office:value-type="string">
            <text:p text:style-name="P17">Stroke-Width</text:p>
          </table:table-cell>
          <table:table-cell table:style-name="Polygon.B2" office:value-type="string">
            <text:p text:style-name="P17">0.0 – 1.0</text:p>
          </table:table-cell>
        </table:table-row>
        <table:table-row>
          <table:table-cell table:style-name="Polygon.A2" office:value-type="string">
            <text:p text:style-name="P17">Stroke-dasharray</text:p>
          </table:table-cell>
          <table:table-cell table:style-name="Polygon.B2" office:value-type="string">
            <text:p text:style-name="P17">Pattern (e.g. 5 2)</text:p>
          </table:table-cell>
        </table:table-row>
      </table:table>
      <text:p text:style-name="Preformatted_20_Text">&lt;PolygonSymbolizer&gt;</text:p>
      <text:p text:style-name="Preformatted_20_Text"><text:s text:c="9"/>&lt;Fill&gt;</text:p>
      <text:p text:style-name="Preformatted_20_Text"><text:s text:c="11"/>&lt;CssParameter name="fill"&gt;#000080&lt;/CssParameter&gt;</text:p>
      <text:p text:style-name="Preformatted_20_Text"><text:tab/><text:tab/><text:span text:style-name="T4">&lt;CssParameter name=“fill-opacity“&gt;0.6&lt;/sld:CssParameter&gt;</text:span></text:p>
      <text:p text:style-name="Preformatted_20_Text"><text:s text:c="9"/>&lt;/Fill&gt;</text:p>
      <text:p text:style-name="Preformatted_20_Text"><text:tab/><text:bookmark-start text:name="__DdeLink__398_676775179"/><text:span text:style-name="T3">&lt;sld:stroke&gt;</text:span><text:bookmark-end text:name="__DdeLink__398_676775179"/></text:p>
      <text:p text:style-name="Preformatted_20_Text"><text:tab/><text:tab/><text:bookmark-start text:name="__DdeLink__400_676775179"/><text:span text:style-name="T3">&lt;sld:CssParameter name=“stroke“&gt;#CECECE&lt;/sld:CssParameter&gt;</text:span><text:bookmark-end text:name="__DdeLink__400_676775179"/></text:p>
      <text:p text:style-name="Preformatted_20_Text"><text:tab/><text:tab/><text:span text:style-name="T3">&lt;sld:CssParameter name=“stroke-width“&gt;0.1&lt;/sld:CssParameter&gt;</text:span></text:p>
      <text:p text:style-name="Preformatted_20_Text"><text:tab/><text:tab/><text:span text:style-name="T3">&lt;sld:CssParameter name=“Stroke-dasharray“&gt;5 2&lt;/sld:CssParameter&gt;</text:span></text:p>
      <text:p text:style-name="Preformatted_20_Text"><text:tab/><text:span text:style-name="T3">&lt;/sld:stroke&gt;</text:span></text:p>
      <text:p text:style-name="P14">&lt;/PolygonSymbolizer&gt;</text:p>
      <text:p text:style-name="Preformatted_20_Text"/>
      <text:p text:style-name="P5">Point / PointSymbolizer</text:p>
      <text:p text:style-name="P6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9">Eigenschaft</text:p>
          </table:table-cell>
          <table:table-cell table:style-name="Tabelle1.B1" office:value-type="string">
            <text:p text:style-name="P19">Wert</text:p>
          </table:table-cell>
        </table:table-row>
        <table:table-row>
          <table:table-cell table:style-name="Tabelle1.A2" office:value-type="string">
            <text:p text:style-name="P17">Graphic &gt; Mark &gt; WellKnownName</text:p>
          </table:table-cell>
          <table:table-cell table:style-name="Tabelle1.B2" office:value-type="string">
            <text:p text:style-name="P17"><text:span text:style-name="Source_20_Text"><text:span text:style-name="T1">circle</text:span></text:span><text:span text:style-name="T1">, </text:span><text:span text:style-name="Source_20_Text"><text:span text:style-name="T1">square</text:span></text:span><text:span text:style-name="T1">, </text:span><text:span text:style-name="Source_20_Text"><text:span text:style-name="T1">triangle</text:span></text:span><text:span text:style-name="T1">, </text:span><text:span text:style-name="Source_20_Text"><text:span text:style-name="T1">star</text:span></text:span><text:span text:style-name="T1">, </text:span><text:span text:style-name="Source_20_Text"><text:span text:style-name="T1">cross</text:span></text:span><text:span text:style-name="T1">, or </text:span><text:span text:style-name="Source_20_Text"><text:span text:style-name="T1">x</text:span></text:span></text:p>
          </table:table-cell>
        </table:table-row>
        <table:table-row>
          <table:table-cell table:style-name="Tabelle1.A2" office:value-type="string">
            <text:p text:style-name="P17">Fill</text:p>
          </table:table-cell>
          <table:table-cell table:style-name="Tabelle1.B2" office:value-type="string">
            <text:p text:style-name="P17">#Color</text:p>
          </table:table-cell>
        </table:table-row>
        <table:table-row>
          <table:table-cell table:style-name="Tabelle1.A2" office:value-type="string">
            <text:p text:style-name="P22">Size</text:p>
          </table:table-cell>
          <table:table-cell table:style-name="Tabelle1.B2" office:value-type="string">
            <text:p text:style-name="P22">6 (pixels)</text:p>
          </table:table-cell>
        </table:table-row>
      </table:table>
      <text:p text:style-name="P8"><text:s/>&lt;PointSymbolizer&gt;</text:p>
      <text:p text:style-name="Preformatted_20_Text"><text:s text:c="3"/>&lt;Graphic&gt;</text:p>
      <text:p text:style-name="Preformatted_20_Text"><text:s text:c="5"/>&lt;Mark&gt;</text:p>
      <text:p text:style-name="Preformatted_20_Text"><text:s text:c="7"/>&lt;WellKnownName&gt;circle&lt;/WellKnownName&gt;</text:p>
      <text:p text:style-name="Preformatted_20_Text"><text:s text:c="7"/>&lt;Fill&gt;</text:p>
      <text:p text:style-name="Preformatted_20_Text"><text:s text:c="9"/>&lt;CssParameter name="fill"&gt;#FF0000&lt;/CssParameter&gt;</text:p>
      <text:p text:style-name="Preformatted_20_Text"><text:s text:c="7"/>&lt;/Fill&gt;</text:p>
      <text:p text:style-name="Preformatted_20_Text"><text:s text:c="5"/>&lt;/Mark&gt;</text:p>
      <text:p text:style-name="Preformatted_20_Text"><text:s text:c="5"/>&lt;Size&gt;6&lt;/Size&gt;</text:p>
      <text:p text:style-name="Preformatted_20_Text"><text:s text:c="3"/>&lt;/Graphic&gt;</text:p>
      <text:p text:style-name="P14"><text:s/>&lt;/PointSymbolizer&gt;</text:p>
      <text:p text:style-name="P14"/>
      <text:p text:style-name="P14"/>
      <text:p text:style-name="P15">Text / TextSymbolizer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0">Eigenschaft</text:p>
          </table:table-cell>
          <table:table-cell table:style-name="Tabelle2.B1" office:value-type="string">
            <text:p text:style-name="P20">Wert</text:p>
          </table:table-cell>
        </table:table-row>
        <table:table-row>
          <table:table-cell table:style-name="Tabelle2.A2" office:value-type="string">
            <text:p text:style-name="P22">Label</text:p>
          </table:table-cell>
          <table:table-cell table:style-name="Tabelle2.B2" office:value-type="string">
            <text:p text:style-name="P18">„<text:span text:style-name="T2">String“</text:span></text:p>
          </table:table-cell>
        </table:table-row>
        <table:table-row>
          <table:table-cell table:style-name="Tabelle2.A2" office:value-type="string">
            <text:p text:style-name="P22">Font-size</text:p>
          </table:table-cell>
          <table:table-cell table:style-name="Tabelle2.B2" office:value-type="string">
            <text:p text:style-name="P22">12</text:p>
          </table:table-cell>
        </table:table-row>
        <table:table-row>
          <table:table-cell table:style-name="Tabelle2.A2" office:value-type="string">
            <text:p text:style-name="P22">Font-weight</text:p>
          </table:table-cell>
          <table:table-cell table:style-name="Tabelle2.B2" office:value-type="string">
            <text:p text:style-name="P22">Normal / bold</text:p>
          </table:table-cell>
        </table:table-row>
        <table:table-row>
          <table:table-cell table:style-name="Tabelle2.A2" office:value-type="string">
            <text:p text:style-name="P22">Fill</text:p>
          </table:table-cell>
          <table:table-cell table:style-name="Tabelle2.B2" office:value-type="string">
            <text:p text:style-name="P22">#Color</text:p>
          </table:table-cell>
        </table:table-row>
        <table:table-row>
          <table:table-cell table:style-name="Tabelle2.A2" office:value-type="string">
            <text:p text:style-name="P22">AnchorPointX</text:p>
          </table:table-cell>
          <table:table-cell table:style-name="Tabelle2.B2" office:value-type="string">
            <text:p text:style-name="P22">e.g. 0 or 0.5</text:p>
          </table:table-cell>
        </table:table-row>
        <table:table-row>
          <table:table-cell table:style-name="Tabelle2.A2" office:value-type="string">
            <text:p text:style-name="P22">AnchorPointY</text:p>
          </table:table-cell>
          <table:table-cell table:style-name="Tabelle2.B2" office:value-type="string">
            <text:p text:style-name="P22">e.g. 0 or 0.5</text:p>
          </table:table-cell>
        </table:table-row>
        <table:table-row>
          <table:table-cell table:style-name="Tabelle2.A2" office:value-type="string">
            <text:p text:style-name="P22">DisplacementX</text:p>
          </table:table-cell>
          <table:table-cell table:style-name="Tabelle2.B2" office:value-type="string">
            <text:p text:style-name="P22">e.g. 0 or 10</text:p>
          </table:table-cell>
        </table:table-row>
        <table:table-row>
          <table:table-cell table:style-name="Tabelle2.A2" office:value-type="string">
            <text:p text:style-name="P22">DisplacementY</text:p>
          </table:table-cell>
          <table:table-cell table:style-name="Tabelle2.B2" office:value-type="string">
            <text:p text:style-name="P22">e.g. 0 or 10</text:p>
          </table:table-cell>
        </table:table-row>
      </table:table>
      <text:p text:style-name="P9">&lt;TextSymbolizer&gt;</text:p>
      <text:p text:style-name="Preformatted_20_Text"><text:s text:c="9"/>&lt;Label&gt;</text:p>
      <text:p text:style-name="Preformatted_20_Text"><text:s text:c="11"/>&lt;ogc:PropertyName&gt;name&lt;/ogc:PropertyName&gt;</text:p>
      <text:p text:style-name="Preformatted_20_Text"><text:s text:c="9"/>&lt;/Label&gt;</text:p>
      <text:p text:style-name="Preformatted_20_Text"><text:s text:c="9"/>&lt;Font&gt;</text:p>
      <text:p text:style-name="Preformatted_20_Text"><text:s text:c="11"/>&lt;CssParameter name="font-family"&gt;Arial&lt;/CssParameter&gt;</text:p>
      <text:p text:style-name="Preformatted_20_Text"><text:s text:c="11"/>&lt;CssParameter name="font-size"&gt;12&lt;/CssParameter&gt;</text:p>
      <text:p text:style-name="Preformatted_20_Text"><text:s text:c="11"/>&lt;CssParameter name="font-style"&gt;normal&lt;/CssParameter&gt;</text:p>
      <text:p text:style-name="Preformatted_20_Text"><text:s text:c="11"/>&lt;CssParameter name="font-weight"&gt;bold&lt;/CssParameter&gt;</text:p>
      <text:p text:style-name="Preformatted_20_Text"><text:s text:c="9"/>&lt;/Font&gt;</text:p>
      <text:p text:style-name="Preformatted_20_Text"><text:s text:c="9"/>&lt;LabelPlacement&gt;</text:p>
      <text:p text:style-name="Preformatted_20_Text"><text:s text:c="11"/>&lt;PointPlacement&gt;</text:p>
      <text:p text:style-name="Preformatted_20_Text"><text:s text:c="13"/>&lt;AnchorPoint&gt;</text:p>
      <text:p text:style-name="Preformatted_20_Text"><text:s text:c="15"/>&lt;AnchorPointX&gt;0.5&lt;/AnchorPointX&gt;</text:p>
      <text:p text:style-name="Preformatted_20_Text"><text:s text:c="15"/>&lt;AnchorPointY&gt;0.0&lt;/AnchorPointY&gt;</text:p>
      <text:p text:style-name="Preformatted_20_Text"><text:s text:c="13"/>&lt;/AnchorPoint&gt;</text:p>
      <text:p text:style-name="Preformatted_20_Text"><text:s text:c="13"/>&lt;Displacement&gt;</text:p>
      <text:p text:style-name="Preformatted_20_Text"><text:s text:c="15"/>&lt;DisplacementX&gt;0&lt;/DisplacementX&gt;</text:p>
      <text:p text:style-name="Preformatted_20_Text"><text:s text:c="15"/>&lt;DisplacementY&gt;25&lt;/DisplacementY&gt;</text:p>
      <text:p text:style-name="Preformatted_20_Text"><text:s text:c="13"/>&lt;/Displacement&gt;</text:p>
      <text:p text:style-name="Preformatted_20_Text"><text:s text:c="13"/>&lt;Rotation&gt;-45&lt;/Rotation&gt;</text:p>
      <text:p text:style-name="Preformatted_20_Text"><text:s text:c="11"/>&lt;/PointPlacement&gt;</text:p>
      <text:p text:style-name="Preformatted_20_Text"><text:s text:c="9"/>&lt;/LabelPlacement&gt;</text:p>
      <text:p text:style-name="Preformatted_20_Text"><text:s text:c="9"/>&lt;Fill&gt;</text:p>
      <text:p text:style-name="Preformatted_20_Text"><text:s text:c="11"/>&lt;CssParameter name="fill"&gt;#990099&lt;/CssParameter&gt;</text:p>
      <text:p text:style-name="Preformatted_20_Text"><text:s text:c="9"/>&lt;/Fill&gt;</text:p>
      <text:p text:style-name="P14"><text:s text:c="7"/>&lt;/TextSymbolizer&gt;</text:p>
      <text:p text:style-name="P7"/>
      <text:p text:style-name="P16">Line / LineSymbolizer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21">Eigenschaft</text:p>
          </table:table-cell>
          <table:table-cell table:style-name="Tabelle3.B1" office:value-type="string">
            <text:p text:style-name="P21">Wert</text:p>
          </table:table-cell>
        </table:table-row>
        <table:table-row>
          <table:table-cell table:style-name="Tabelle3.A2" office:value-type="string">
            <text:p text:style-name="P23">Stroke</text:p>
          </table:table-cell>
          <table:table-cell table:style-name="Tabelle3.B2" office:value-type="string">
            <text:p text:style-name="P23">#Color</text:p>
          </table:table-cell>
        </table:table-row>
        <table:table-row>
          <table:table-cell table:style-name="Tabelle3.A2" office:value-type="string">
            <text:p text:style-name="P23">Stroke-Width</text:p>
          </table:table-cell>
          <table:table-cell table:style-name="Tabelle3.B2" office:value-type="string">
            <text:p text:style-name="P23">e.g. 2</text:p>
          </table:table-cell>
        </table:table-row>
        <table:table-row>
          <table:table-cell table:style-name="Tabelle3.A2" office:value-type="string">
            <text:p text:style-name="P23">Stroke-dasharray</text:p>
          </table:table-cell>
          <table:table-cell table:style-name="Tabelle3.B2" office:value-type="string">
            <text:p text:style-name="P23">e.g. „5 2“</text:p>
          </table:table-cell>
        </table:table-row>
        <table:table-row>
          <table:table-cell table:style-name="Tabelle3.A2" office:value-type="string">
            <text:p text:style-name="P23">PerpendicularOffset</text:p>
          </table:table-cell>
          <table:table-cell table:style-name="Tabelle3.B2" office:value-type="string">
            <text:p text:style-name="P23">3</text:p>
          </table:table-cell>
        </table:table-row>
      </table:table>
      <text:p text:style-name="P10"><text:s/>&lt;LineSymbolizer&gt;</text:p>
      <text:p text:style-name="Preformatted_20_Text"><text:s text:c="9"/>&lt;Stroke&gt;</text:p>
      <text:p text:style-name="Preformatted_20_Text"><text:s text:c="11"/>&lt;CssParameter name="stroke"&gt;#0000FF&lt;/CssParameter&gt;</text:p>
      <text:p text:style-name="Preformatted_20_Text"><text:s text:c="11"/>&lt;CssParameter name="stroke-width"&gt;3&lt;/CssParameter&gt;</text:p>
      <text:p text:style-name="Preformatted_20_Text"><text:s text:c="11"/>&lt;CssParameter name="stroke-dasharray"&gt;5 2&lt;/CssParameter&gt;</text:p>
      <text:p text:style-name="Preformatted_20_Text"><text:s text:c="9"/>&lt;/Stroke&gt;</text:p>
      <text:p text:style-name="P14"><text:s text:c="7"/>&lt;/LineSymbolizer&gt;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" svg:font-family="'Noto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ans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Noto Sans" fo:font-family="'Noto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20:12:10.587236181</meta:creation-date>
    <dc:date>2018-05-11T18:25:17.123216087</dc:date>
    <meta:editing-duration>PT1H14M20S</meta:editing-duration>
    <meta:editing-cycles>6</meta:editing-cycles>
    <meta:generator>LibreOffice/5.1.6.2$Linux_X86_64 LibreOffice_project/10m0$Build-2</meta:generator>
    <meta:document-statistic meta:table-count="4" meta:image-count="0" meta:object-count="0" meta:page-count="5" meta:paragraph-count="142" meta:word-count="237" meta:character-count="2862" meta:non-whitespace-character-count="2322"/>
  </office:meta>
</office:document-meta>
</file>